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.81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717cm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-width="0.252cm" draw:marker-end="Arrowheads_20_3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214cm"/>
      <style:paragraph-properties style:writing-mode="lr-tb"/>
    </style:style>
    <style:style style:name="gr5" style:family="graphic" style:parent-style-name="standard">
      <style:graphic-properties draw:stroke="dash" draw:stroke-dash="Dash" svg:stroke-width="0.035cm" svg:stroke-color="#000000" draw:marker-start-width="0.252cm" draw:marker-end-width="0.252cm" svg:stroke-linecap="butt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218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font-name="Liberation Serif" fo:font-size="12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1" fo:font-size="12pt" style:font-name-asian="Liberation Serif1" style:font-size-asian="12pt" style:font-name-complex="Liberation Serif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311cm" svg:height="0.721cm" svg:x="6.246cm" svg:y="4cm">
          <draw:text-box>
            <text:p><text:span text:style-name="T1">(0,0)</text:span></text:p>
          </draw:text-box>
        </draw:frame>
        <draw:frame draw:style-name="gr2" draw:text-style-name="P1" draw:layer="layout" svg:width="1.217cm" svg:height="0.721cm" svg:x="6.446cm" svg:y="7.918cm">
          <draw:text-box>
            <text:p><text:span text:style-name="T1">(0,l)</text:span></text:p>
          </draw:text-box>
        </draw:frame>
        <draw:line draw:style-name="gr3" draw:text-style-name="P2" draw:layer="layout" svg:x1="6.328cm" svg:y1="4.337cm" svg:x2="6.328cm" svg:y2="8.336cm">
          <text:p/>
        </draw:line>
        <draw:line draw:style-name="gr3" draw:text-style-name="P2" draw:layer="layout" svg:x1="6.328cm" svg:y1="4.336cm" svg:x2="2.8cm" svg:y2="2.299cm">
          <text:p/>
        </draw:line>
        <draw:frame draw:style-name="gr4" draw:text-style-name="P1" draw:layer="layout" svg:width="0.714cm" svg:height="0.721cm" svg:x="4.689cm" svg:y="2.856cm">
          <draw:text-box>
            <text:p><text:span text:style-name="T1">v</text:span></text:p>
          </draw:text-box>
        </draw:frame>
        <draw:ellipse draw:style-name="gr5" draw:text-style-name="P3" draw:layer="layout" svg:width="1.51cm" svg:height="1.49cm" draw:transform="rotate (-3.14159265358979) translate (7.088cm 5.086cm)" draw:kind="arc" draw:start-angle="333.16" draw:end-angle="87.87">
          <text:p/>
        </draw:ellipse>
        <draw:frame draw:style-name="gr6" draw:text-style-name="P1" draw:layer="layout" svg:width="0.718cm" svg:height="0.721cm" svg:x="5.593cm" svg:y="4.188cm">
          <draw:text-box>
            <text:p><text:span text:style-name="T2">ϱ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urel Wisse</meta:initial-creator>
    <meta:creation-date>2024-10-06T18:27:39.100525984</meta:creation-date>
    <dc:date>2024-10-17T09:44:59.135944389</dc:date>
    <dc:creator>Aurel Wisse</dc:creator>
    <meta:editing-duration>P1DT19M12S</meta:editing-duration>
    <meta:editing-cycles>18</meta:editing-cycles>
    <meta:generator>LibreOffice/7.3.7.2$Linux_X86_64 LibreOffice_project/30$Build-2</meta:generator>
    <meta:document-statistic meta:object-count="7"/>
  </office:meta>
</office:document-meta>
</file>